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58in" fo:margin-left="-0.0639in" fo:margin-top="0in" fo:margin-bottom="0in" style:page-number="auto" table:align="left" style:writing-mode="lr-tb"/>
    </style:style>
    <style:style style:name="Table1.A" style:family="table-column">
      <style:table-column-properties style:column-width="3.1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left="0.0104in 0.0104in 0.0104in" style:border-line-width-right="0.0104in 0.0104in 0.0104in" style:border-line-width-top="0.0104in 0.0104in 0.0104in" fo:padding-left="0.0639in" fo:padding-right="0.0486in" fo:padding-top="0in" fo:padding-bottom="0in" fo:border-left="2.25pt double #00000a" fo:border-right="2.25pt double #00000a" fo:border-top="2.25pt double #00000a" fo:border-bottom="none"/>
    </style:style>
    <style:style style:name="Table1.A2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0.75pt solid #00000a" fo:border-bottom="0.75pt solid #00000a"/>
    </style:style>
    <style:style style:name="Table1.A3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none" fo:border-bottom="none"/>
    </style:style>
    <style:style style:name="Table1.A4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0.75pt solid #00000a" fo:border-bottom="none"/>
    </style:style>
    <style:style style:name="Table1.A7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none" fo:border-bottom="0.75pt solid #00000a"/>
    </style:style>
    <style:style style:name="Table1.10" style:family="table-row">
      <style:table-row-properties style:min-row-height="0.4535in" fo:keep-together="auto"/>
    </style:style>
    <style:style style:name="Table1.A10" style:family="table-cell">
      <style:table-cell-properties style:border-line-width-left="0.0104in 0.0104in 0.0104in" fo:padding-left="0.0639in" fo:padding-right="0.0486in" fo:padding-top="0in" fo:padding-bottom="0in" fo:border-left="2.25pt double #00000a" fo:border-right="0.75pt solid #00000a" fo:border-top="0.75pt solid #00000a" fo:border-bottom="0.75pt solid #00000a"/>
    </style:style>
    <style:style style:name="Table1.B10" style:family="table-cell">
      <style:table-cell-properties style:border-line-width-right="0.0104in 0.0104in 0.0104in" fo:padding-left="0.0639in" fo:padding-right="0.0486in" fo:padding-top="0in" fo:padding-bottom="0in" fo:border-left="0.75pt solid #00000a" fo:border-right="2.25pt double #00000a" fo:border-top="0.75pt solid #00000a" fo:border-bottom="0.75pt solid #00000a"/>
    </style:style>
    <style:style style:name="Table1.11" style:family="table-row">
      <style:table-row-properties style:min-row-height="0.3646in" fo:keep-together="auto"/>
    </style:style>
    <style:style style:name="Table1.A14" style:family="table-cell">
      <style:table-cell-properties style:border-line-width-left="0.0104in 0.0104in 0.0104in" fo:padding-left="0.0639in" fo:padding-right="0.0486in" fo:padding-top="0in" fo:padding-bottom="0in" fo:border-left="2.25pt double #00000a" fo:border-right="0.75pt solid #00000a" fo:border-top="0.75pt solid #00000a" fo:border-bottom="none"/>
    </style:style>
    <style:style style:name="Table1.B14" style:family="table-cell">
      <style:table-cell-properties style:border-line-width-right="0.0104in 0.0104in 0.0104in" fo:padding-left="0.0639in" fo:padding-right="0.0486in" fo:padding-top="0in" fo:padding-bottom="0in" fo:border-left="0.75pt solid #00000a" fo:border-right="2.25pt double #00000a" fo:border-top="0.75pt solid #00000a" fo:border-bottom="none"/>
    </style:style>
    <style:style style:name="Table1.A15" style:family="table-cell">
      <style:table-cell-properties style:border-line-width-left="0.0104in 0.0104in 0.0104in" style:border-line-width-bottom="0.0104in 0.0104in 0.0104in" fo:padding-left="0.0639in" fo:padding-right="0.0486in" fo:padding-top="0in" fo:padding-bottom="0in" fo:border-left="2.25pt double #00000a" fo:border-right="0.75pt solid #00000a" fo:border-top="none" fo:border-bottom="2.25pt double #00000a"/>
    </style:style>
    <style:style style:name="Table1.B15" style:family="table-cell">
      <style:table-cell-properties style:border-line-width-right="0.0104in 0.0104in 0.0104in" style:border-line-width-bottom="0.0104in 0.0104in 0.0104in" fo:padding-left="0.0639in" fo:padding-right="0.0486in" fo:padding-top="0in" fo:padding-bottom="0in" fo:border-left="0.75pt solid #00000a" fo:border-right="2.25pt double #00000a" fo:border-top="none" fo:border-bottom="2.25pt double #00000a"/>
    </style:style>
    <style:style style:name="P1" style:family="paragraph" style:parent-style-name="Standard">
      <style:text-properties style:font-name="Arial"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5" style:family="paragraph" style:parent-style-name="Standard">
      <style:paragraph-properties fo:margin-top="0.0417in" fo:margin-bottom="0.0417in" loext:contextual-spacing="false">
        <style:tab-stops>
          <style:tab-stop style:position="2.7563in"/>
        </style:tab-stops>
      </style:paragraph-properties>
      <style:text-properties officeooo:paragraph-rsid="000ae823"/>
    </style:style>
    <style:style style:name="P6" style:family="paragraph" style:parent-style-name="Standard">
      <style:paragraph-properties fo:margin-top="0.0417in" fo:margin-bottom="0.0417in" loext:contextual-spacing="false"/>
      <style:text-properties officeooo:paragraph-rsid="000ae823"/>
    </style:style>
    <style:style style:name="P7" style:family="paragraph" style:parent-style-name="Standard">
      <style:paragraph-properties fo:margin-left="1.1811in" fo:margin-right="0in" fo:margin-top="0.0835in" fo:margin-bottom="0.0835in" loext:contextual-spacing="false" fo:text-indent="-1.1811in" style:auto-text-indent="false"/>
      <style:text-properties officeooo:paragraph-rsid="000ae823"/>
    </style:style>
    <style:style style:name="P8" style:family="paragraph" style:parent-style-name="Heading_20_3">
      <style:text-properties fo:language="de" fo:country="DE"/>
    </style:style>
    <style:style style:name="P9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 style:writing-mode="lr-tb"/>
      <style:text-properties fo:color="#000000" style:font-name="Cambria" fo:font-size="12pt" fo:font-style="italic" fo:font-weight="normal" officeooo:rsid="000ae823" officeooo:paragraph-rsid="000ae82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top="0.0835in" fo:margin-bottom="0.0835in" loext:contextual-spacing="false"/>
      <style:text-properties style:font-name="Arial"/>
    </style:style>
    <style:style style:name="P11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Arial" fo:font-size="14pt" fo:font-weight="bold" style:font-size-asian="14pt" style:font-weight-asian="bold"/>
    </style:style>
    <style:style style:name="P12" style:family="paragraph" style:parent-style-name="Standard">
      <style:paragraph-properties fo:margin-top="0.0835in" fo:margin-bottom="0.0835in" loext:contextual-spacing="false"/>
      <style:text-properties style:font-name="Arial" fo:font-style="italic" style:text-underline-style="solid" style:text-underline-width="auto" style:text-underline-color="font-color" fo:font-weight="bold" style:font-style-asian="italic" style:font-weight-asian="bold"/>
    </style:style>
    <style:style style:name="P13" style:family="paragraph" style:parent-style-name="Standard">
      <style:text-properties style:font-name="Arial"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style:font-name="Arial" fo:font-style="italic" style:font-style-asian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tyle="italic" officeooo:rsid="000ae823" officeooo:paragraph-rsid="000ae823" style:font-style-asian="italic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7" style:family="paragraph" style:parent-style-name="Standard" style:list-style-name="WWNum17">
      <style:paragraph-properties fo:margin-top="0in" fo:margin-bottom="0in" loext:contextual-spacing="false" fo:line-height="100%"/>
      <style:text-properties style:font-name="Arial" fo:font-size="10pt" officeooo:rsid="000ae823" officeooo:paragraph-rsid="000ae823" style:font-size-asian="10pt" style:font-name-complex="Arial1" style:font-size-complex="10pt"/>
    </style:style>
    <style:style style:name="P18" style:family="paragraph" style:parent-style-name="Standard" style:list-style-name="WWNum18">
      <style:paragraph-properties fo:margin-top="0in" fo:margin-bottom="0in" loext:contextual-spacing="false" fo:line-height="100%" fo:text-align="justify" style:justify-single-word="false"/>
      <style:text-properties style:font-name="Arial" fo:font-size="10pt" officeooo:rsid="000ae823" officeooo:paragraph-rsid="000ae823" style:font-size-asian="10pt" style:font-name-complex="Arial1" style:font-size-complex="10pt" style:font-style-complex="italic" style:font-weight-complex="bold"/>
    </style:style>
    <style:style style:name="P19" style:family="paragraph" style:parent-style-name="Standard" style:list-style-name="WWNum16">
      <style:paragraph-properties fo:margin-top="0in" fo:margin-bottom="0.0417in" loext:contextual-spacing="false" fo:line-height="100%"/>
      <style:text-properties style:font-name="Arial" fo:font-size="10pt" officeooo:rsid="000ae823" officeooo:paragraph-rsid="000ae823" style:font-size-asian="10pt" style:font-size-complex="10pt"/>
    </style:style>
    <style:style style:name="P20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Arial" fo:font-style="italic" fo:font-weight="bold" style:font-style-asian="italic" style:font-weight-asian="bold"/>
    </style:style>
    <style:style style:name="T1" style:family="text">
      <style:text-properties style:font-name="Arial" fo:font-size="14pt" fo:font-style="italic" style:text-underline-style="none" fo:font-weight="bold" officeooo:rsid="000ae823" style:font-size-asian="14pt" style:font-style-asian="italic" style:font-weight-asian="bold" style:font-style-complex="italic" style:font-weight-complex="bold"/>
    </style:style>
    <style:style style:name="T2" style:family="text">
      <style:text-properties style:font-name="Arial" fo:font-style="italic" style:text-underline-style="solid" style:text-underline-width="auto" style:text-underline-color="font-color" style:font-style-asian="italic"/>
    </style:style>
    <style:style style:name="T3" style:family="text">
      <style:text-properties style:font-name="Arial"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style:font-name="Arial" fo:font-style="italic" fo:font-weight="bold" style:font-style-asian="italic" style:font-weight-asian="bold"/>
    </style:style>
    <style:style style:name="T5" style:family="text">
      <style:text-properties style:font-name="Arial" fo:font-style="italic" fo:font-weight="bold" officeooo:rsid="000ae823" style:font-style-asian="italic" style:font-weight-asian="bold"/>
    </style:style>
    <style:style style:name="T6" style:family="text">
      <style:text-properties style:font-name="Arial" fo:font-style="italic" style:text-underline-style="none" style:font-style-asian="italic"/>
    </style:style>
    <style:style style:name="T7" style:family="text">
      <style:text-properties style:font-name="Arial" fo:font-style="italic" style:text-underline-style="none" style:font-style-asian="italic" style:font-style-complex="italic"/>
    </style:style>
    <style:style style:name="T8" style:family="text">
      <style:text-properties style:font-name="Arial" fo:font-style="italic" style:text-underline-style="none" fo:font-weight="bold" style:font-style-asian="italic" style:font-weight-asian="bold"/>
    </style:style>
    <style:style style:name="T9" style:family="text">
      <style:text-properties style:font-name="Arial" fo:font-style="italic" style:text-underline-style="none" fo:font-weight="bold" officeooo:rsid="000ae823" style:font-style-asian="italic" style:font-weight-asian="bold"/>
    </style:style>
    <style:style style:name="T10" style:family="text">
      <style:text-properties style:font-name="Arial" fo:font-style="italic" style:text-underline-style="none" fo:font-weight="bold" officeooo:rsid="000ae823" style:font-style-asian="italic" style:font-weight-asian="bold" style:font-weight-complex="bold"/>
    </style:style>
    <style:style style:name="T11" style:family="text">
      <style:text-properties officeooo:rsid="000b46fb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11">PRACA DYPLOMOWA<text:line-break/>magisterska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<text:span text:style-name="T2">Specjalność:</text:span><text:span text:style-name="T7"> </text:span><text:span text:style-name="T1">Informatyka Przemysłowa</text:span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6"><text:span text:style-name="T2">Instytut prowadzący specjalność:</text:span><text:span text:style-name="T6"> </text:span><text:span text:style-name="T10">Instytut Automatyki i Robotyki</text:span></text:p>
            <text:p text:style-name="P6"><text:span text:style-name="T2">Instytut prowadzący pracę:</text:span><text:span text:style-name="T8"> </text:span><text:span text:style-name="T9">Instytut Automatyki i Robotyki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7"><text:span text:style-name="T3">Temat pracy</text:span><text:span text:style-name="T4">: </text:span><text:span text:style-name="T9">Projekt urządzenia do lokalizacji pojazdów w trybie on i off-line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7"><text:span text:style-name="T3">Temat pracy (w jęz. ang.)</text:span><text:span text:style-name="T4">: </text:span><text:span text:style-name="T5">The project of the device localizing vehicles on and off-line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>Zakres pracy:</text:p>
            <text:list xml:id="list1233566768" text:style-name="WWNum17">
              <text:list-item>
                <text:p text:style-name="P17">Zaprojektowanie, wykonanie urządzenia, <text:span text:style-name="T11">oprogramowanie urządzenia</text:span></text:p>
              </text:list-item>
              <text:list-item>
                <text:p text:style-name="P17">Implementacja algorytmu szyfrowania transakcji komunikacyjnych</text:p>
              </text:list-item>
              <text:list-item>
                <text:p text:style-name="P17">Implementacja algorytmu oceny stylu jazdy kierowcy</text:p>
              </text:list-item>
              <text:list-item>
                <text:p text:style-name="P17">Implementacja aplikacji serwerowej obsługującej bazę danych</text:p>
              </text:list-item>
              <text:list-item>
                <text:p text:style-name="P17">Implementacja strony WWW umożliwiającej wizualizację zgromadzonych danych</text:p>
              </text:list-item>
            </text:list>
            <text:p text:style-name="P10"><text:span text:style-name="T12">Podstawowe wymagania:</text:span></text:p>
            <text:list xml:id="list1184566178" text:style-name="WWNum16">
              <text:list-item>
                <text:p text:style-name="P19">Możliwość alarmowego powiadamiania użytkownika o niepowołanym</text:p>
                <text:p text:style-name="P19">przemieszczeniu pojazdu</text:p>
              </text:list-item>
              <text:list-item>
                <text:p text:style-name="P19">Możliwość gromadzenia danych o lokalizacji oraz prędkości i przyspieszeniu</text:p>
                <text:p text:style-name="P19">poruszającego się pojazdu</text:p>
              </text:list-item>
              <text:list-item>
                <text:p text:style-name="P19">Analiza statystyczna danych, pozwalająca na ocenę profilu stylu jazdy użytkownika</text:p>
              </text:list-item>
            </text:list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12">Literatura:</text:p>
            <text:list xml:id="list1093494144" text:style-name="WWNum18">
              <text:list-item>
                <text:p text:style-name="P18">„GPS – Essentials of Satellite Navigation. Compendium”, u-blox AG</text:p>
              </text:list-item>
              <text:list-item>
                <text:p text:style-name="P18">“Beginning NFC”, Tom Igoe, Don Coleman, Brian Jepson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<text:span text:style-name="T4">Słowa kluczowe: </text:span><text:span text:style-name="T5">GPS, GSM, samochód, pojazd, lokalizacja, analiza stylu jazdy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>Praca dyplomowa jest realizowana we współpracy z przemysłem</text:p>
            <text:p text:style-name="P14">Nie</text:p>
          </table:table-cell>
          <table:covered-table-cell/>
        </table:table-row>
        <table:table-row table:style-name="Table1.10">
          <table:table-cell table:style-name="Table1.A10" table:number-rows-spanned="2" office:value-type="string">
            <text:p text:style-name="P13">Imię i nazwisko dyplomanta:</text:p>
            <text:h text:style-name="P9" text:outline-level="1">Konrad Traczyk</text:h>
          </table:table-cell>
          <table:table-cell table:style-name="Table1.B10" office:value-type="string">
            <text:p text:style-name="P13">Imię i nazwisko promotora:</text:p>
            <text:p text:style-name="P15">prof. nzw. dr hab. inż. Michał Bartyś</text:p>
          </table:table-cell>
        </table:table-row>
        <table:table-row table:style-name="Table1.11">
          <table:covered-table-cell/>
          <table:table-cell table:style-name="Table1.B10" office:value-type="string">
            <text:p text:style-name="P13">Imię i nazwisko konsultanta:</text:p>
            <text:p text:style-name="P13"/>
          </table:table-cell>
        </table:table-row>
        <table:table-row table:style-name="Table1.1">
          <table:table-cell table:style-name="Table1.A10" office:value-type="string">
            <text:p text:style-name="P13">Temat wydano dnia:</text:p>
            <text:p text:style-name="P1"/>
          </table:table-cell>
          <table:table-cell table:style-name="Table1.B10" office:value-type="string">
            <text:p text:style-name="P13">Termin ukończenia pracy:</text:p>
            <text:p text:style-name="P2"/>
          </table:table-cell>
        </table:table-row>
        <table:table-row table:style-name="Table1.1">
          <table:table-cell table:style-name="Table1.A2" table:number-columns-spanned="2" office:value-type="string">
            <text:p text:style-name="P20">Zatwierdzenie tematu</text:p>
          </table:table-cell>
          <table:covered-table-cell/>
        </table:table-row>
        <table:table-row table:style-name="Table1.1">
          <table:table-cell table:style-name="Table1.A14" office:value-type="string">
            <text:p text:style-name="P3"/>
            <text:h text:style-name="P8" text:outline-level="3"/>
          </table:table-cell>
          <table:table-cell table:style-name="Table1.B14" office:value-type="string">
            <text:p text:style-name="P4"/>
          </table:table-cell>
        </table:table-row>
        <table:table-row table:style-name="Table1.1">
          <table:table-cell table:style-name="Table1.A15" office:value-type="string">
            <text:p text:style-name="P4">Opiekun specjalności</text:p>
          </table:table-cell>
          <table:table-cell table:style-name="Table1.B15" office:value-type="string">
            <text:p text:style-name="P4">Z-ca Dyrektora Instytutu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626in" fo:margin-right="0in" fo:margin-top="0in" fo:margin-bottom="0in" loext:contextual-spacing="false" fo:line-height="100%" fo:text-indent="-0.2602in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margin-top="0.1665in" fo:margin-bottom="0in" loext:contextual-spacing="false" fo:line-height="115%" fo:text-align="center" style:justify-single-word="false" fo:keep-together="always" fo:keep-with-next="always"/>
      <style:text-properties fo:color="#000000" style:font-name="Cambria" fo:font-family="Cambria" style:font-family-generic="roman" style:font-pitch="variable" fo:font-size="13pt" fo:font-style="italic" fo:font-weight="normal" style:font-size-asian="13pt" style:font-style-asian="italic" style:font-weight-asian="normal" style:font-name-complex="DejaVu Sans1" style:font-family-complex="'DejaVu Sans'" style:font-family-generic-complex="system" style:font-pitch-complex="variable" style:font-size-complex="16pt" style:font-style-complex="italic" style:font-weight-complex="norm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pl" style:country-asian="PL" style:font-name-complex="Cambria1" style:font-family-complex="Cambria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size-asian="13pt" style:font-weight-asian="bold" style:font-name-complex="DejaVu Sans1" style:font-family-complex="'DejaVu Sans'" style:font-family-generic-complex="system" style:font-pitch-complex="variable" style:font-size-complex="16pt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Tekst_20_podstawowy_20_Znak" style:display-name="Tekst podstawowy Znak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Nagłówek_20_2_20_Znak" style:display-name="Nagłówek 2 Znak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Nagłówek_20_3_20_Znak" style:display-name="Nagłówek 3 Znak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12pt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B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C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prefix="F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D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4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prefix="F" style:num-suffix=")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prefix="G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prefix="E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e of Quality</meta:initial-creator>
    <meta:editing-cycles>5</meta:editing-cycles>
    <meta:print-date>2016-06-29T07:44:00</meta:print-date>
    <meta:creation-date>2017-05-29T11:30:00</meta:creation-date>
    <dc:date>2017-12-05T01:57:24.198569878</dc:date>
    <meta:editing-duration>PT11M56S</meta:editing-duration>
    <meta:generator>LibreOffice/5.3.6.1$Linux_X86_64 LibreOffice_project/30m0$Build-1</meta:generator>
    <meta:document-statistic meta:table-count="1" meta:image-count="0" meta:object-count="0" meta:page-count="2" meta:paragraph-count="34" meta:word-count="190" meta:character-count="1479" meta:non-whitespace-character-count="1332"/>
    <meta:user-defined meta:name="AppVersion">15.0000</meta:user-defined>
    <meta:user-defined meta:name="Company">MCHTR_P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